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9.657291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per_inf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email</text:p>
          </table:table-cell>
          <table:table-cell office:value-type="string" table:style-name="ce2">
            <text:p>phone</text:p>
          </table:table-cell>
          <table:table-cell office:value-type="string" table:style-name="ce1">
            <text:p>code_parrain</text:p>
          </table:table-cell>
          <table:table-cell office:value-type="string" table:style-name="ce1">
            <text:p>code_membre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is_retained</text:p>
          </table:table-cell>
          <table:table-cell office:value-type="string" table:style-name="ce1">
            <text:p>etat</text:p>
          </table:table-cell>
          <table:table-cell table:number-columns-repeated="16375"/>
        </table:table-row>
        <table:table-row-group>
          <table:table-row-group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Ts4F6PSm6v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aGEet6JPG2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fZaQgJEWZd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vBwabbSUdA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fDaj2f7EFN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hmcUUpJMZA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XNSgfhU494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vZZRonQhSL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JnZe9a4Huv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Leo Meal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16064635" table:style-name="ce2">
                <text:p>2371606463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PvBMwUuHJW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16064635</text:p>
            </table:table-cell>
            <table:table-cell table:number-columns-repeated="2" table:style-name="ce1"/>
            <table:table-cell office:value-type="float" office:value="10" table:formula="of:=SUBTOTAL(3;[.F2:.F11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fdmKH2JWFK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jWD8DgF5DW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Km6ATEpXTO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fbp2LPhg7S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DbEKyqVZMq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x5uXX8dpmE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a3dPJ6OdYg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38qy5D66gj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dO3qTcmq6s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bbatoir de Ndobo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28815973" table:style-name="ce2">
                <text:p>2372881597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w8grqTTGNt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28815973</text:p>
            </table:table-cell>
            <table:table-cell table:number-columns-repeated="2" table:style-name="ce1"/>
            <table:table-cell office:value-type="float" office:value="10" table:formula="of:=SUBTOTAL(3;[.F13:.F22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pBOsMVbNuX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xDA8baCX5H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qfEkzgmPUZ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3JqV4GjQbP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A3LbW884kR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vAJtsgFWUu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CwoYWuwJew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ENEMSpB8Bt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pHcYtJRtGG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ba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59958097" table:style-name="ce2">
                <text:p>23759958097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4pEO3VZbse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59958097</text:p>
            </table:table-cell>
            <table:table-cell table:number-columns-repeated="2" table:style-name="ce1"/>
            <table:table-cell office:value-type="float" office:value="10" table:formula="of:=SUBTOTAL(3;[.F24:.F33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994244" table:style-name="ce2">
                <text:p>23767994244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DDHUvRMRsE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994244</text:p>
            </table:table-cell>
            <table:table-cell table:number-columns-repeated="2" table:style-name="ce1"/>
            <table:table-cell office:value-type="float" office:value="1" table:formula="of:=SUBTOTAL(3;[.F35:.F35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aum76QHHYN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3OyRQu8vbK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vh2U9Kw9Eh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UkYUUwhG9d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YhxBHXxxpK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3XQfTuXUkX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GrZmbBYcWJ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rdeHdmTHfc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xqkULyhf4O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ylvain - Compte de recharg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8044598" table:style-name="ce2">
                <text:p>23768044598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WMdB68qzqZ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8044598</text:p>
            </table:table-cell>
            <table:table-cell table:number-columns-repeated="2" table:style-name="ce1"/>
            <table:table-cell office:value-type="float" office:value="10" table:formula="of:=SUBTOTAL(3;[.F37:.F46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jrXQOmNwls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QgO0fgwifQ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AsvKAk7oKF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T4Vc8CreZB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cEOLwBvorN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tf2XaqRI7E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mTZFoP7FYW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SGad75MyQl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czsvtDTn92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Christian kamga<text:s/></text:p>
              </table:table-cell>
              <table:table-cell office:value-type="string" table:style-name="ce1">
                <text:p>Christianchristiankamga@gmail.com</text:p>
              </table:table-cell>
              <table:table-cell office:value-type="float" office:value="237621260766" table:style-name="ce2">
                <text:p>237621260766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0cT8zXffyQ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21260766</text:p>
            </table:table-cell>
            <table:table-cell table:number-columns-repeated="2" table:style-name="ce1"/>
            <table:table-cell office:value-type="float" office:value="10" table:formula="of:=SUBTOTAL(3;[.F48:.F57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UKQoIIMTNy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5Z9ZiS4N0d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SMKvOnNa86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GwzWduq9vn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dGjR5IHVxY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aLLGVAr8Y0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vqdvJNU5vv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cKiBqBp4ug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7Etd8GV7X5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SSACK LAHEE Judith Merline</text:p>
              </table:table-cell>
              <table:table-cell office:value-type="string" table:style-name="ce1">
                <text:p>laheemerline@gmail.com</text:p>
              </table:table-cell>
              <table:table-cell office:value-type="float" office:value="237650306060" table:style-name="ce2">
                <text:p>23765030606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MrVPev6z58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0306060</text:p>
            </table:table-cell>
            <table:table-cell table:number-columns-repeated="2" table:style-name="ce1"/>
            <table:table-cell office:value-type="float" office:value="10" table:formula="of:=SUBTOTAL(3;[.F59:.F68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GkwimtxBRN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uJ3fLtrwNC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4owmdWMaxV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dAgzxZq8oT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UBcUOSNPzS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UaZiPJZ3ej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vbPMHAJ21b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g5jeLXcgQ4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OkAjuS4Goh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</text:p>
              </table:table-cell>
              <table:table-cell office:value-type="string" table:style-name="ce1">
                <text:p>remynemadeu412@gmail.com</text:p>
              </table:table-cell>
              <table:table-cell office:value-type="float" office:value="237650670406" table:style-name="ce2">
                <text:p>237650670406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TtvJmG0Z9o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0670406</text:p>
            </table:table-cell>
            <table:table-cell table:number-columns-repeated="2" table:style-name="ce1"/>
            <table:table-cell office:value-type="float" office:value="10" table:formula="of:=SUBTOTAL(3;[.F70:.F79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8m5qUteVAT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CPtb4MsMwQ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oUOBxOCY2V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S5dtQEYf8j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I4L5o7ZD2e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QNUrqsBsdc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KKBxW4evPI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gcvrcUrp5Z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6acnK7nThy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ANG DANIEL ANICET</text:p>
              </table:table-cell>
              <table:table-cell office:value-type="string" table:style-name="ce1">
                <text:p>dangdanielanicet@gmail.com</text:p>
              </table:table-cell>
              <table:table-cell office:value-type="float" office:value="237652567404" table:style-name="ce2">
                <text:p>237652567404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nejengl7Cc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2567404</text:p>
            </table:table-cell>
            <table:table-cell table:number-columns-repeated="2" table:style-name="ce1"/>
            <table:table-cell office:value-type="float" office:value="10" table:formula="of:=SUBTOTAL(3;[.F81:.F90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c3ksPQBORi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CpVlL6JV5V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wvMa3zq44Y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zotNJD1Ypc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ety95TDxjB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uy5BWDTTOF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xvN2gRkysa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xkkx2iT2da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A0d949TGc5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IGNA WANKAM LAURENNE<text:s/></text:p>
              </table:table-cell>
              <table:table-cell office:value-type="string" table:style-name="ce1">
                <text:p>laurenwankam@gmail.com</text:p>
              </table:table-cell>
              <table:table-cell office:value-type="float" office:value="237653551220" table:style-name="ce2">
                <text:p>23765355122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S19XjykQJT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3551220</text:p>
            </table:table-cell>
            <table:table-cell table:number-columns-repeated="2" table:style-name="ce1"/>
            <table:table-cell office:value-type="float" office:value="10" table:formula="of:=SUBTOTAL(3;[.F92:.F101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15LECVbtmk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WGHHV6oKQ9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JDTaD7BTUD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OW03j1RGmB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O3R9qK9UNx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sYSfkmc9IC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LIQI0BryEF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uRuXwtPbCv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ylfeDWPX0e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ollo Benga Paulin Magloire</text:p>
              </table:table-cell>
              <table:table-cell office:value-type="string" table:style-name="ce1">
                <text:p>charlesnkollachal@gmail.com</text:p>
              </table:table-cell>
              <table:table-cell office:value-type="float" office:value="237653558074" table:style-name="ce2">
                <text:p>237653558074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BFTrYWKOU5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3558074</text:p>
            </table:table-cell>
            <table:table-cell table:number-columns-repeated="2" table:style-name="ce1"/>
            <table:table-cell office:value-type="float" office:value="10" table:formula="of:=SUBTOTAL(3;[.F103:.F112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gc6Y94k4rM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ourdAuLrfU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XXWexLk3YV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9k2Gdtirr9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kj4ByHkhRq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tNMc6aH8ep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Ws9rhRfhe1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bFUnCJ7rNu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w9BSytkz3B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œMBERE SANDJONG HONORINE</text:p>
              </table:table-cell>
              <table:table-cell office:value-type="string" table:style-name="ce1">
                <text:p>honorinesandjong2@gmail.com</text:p>
              </table:table-cell>
              <table:table-cell office:value-type="float" office:value="237654889128" table:style-name="ce2">
                <text:p>237654889128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7VHoGJDij1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4889128</text:p>
            </table:table-cell>
            <table:table-cell table:number-columns-repeated="2" table:style-name="ce1"/>
            <table:table-cell office:value-type="float" office:value="10" table:formula="of:=SUBTOTAL(3;[.F114:.F123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oAoxSQUfEa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H9AxQcRXFt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EL7jrcQu5m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kCydrM9gmm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8U3lF6zU7f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9UAAOfeI6Z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b5vZ6Cr8qy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AafaxxUPNP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KizUgbhG3l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tsana alemoka Michelle<text:s/></text:p>
              </table:table-cell>
              <table:table-cell office:value-type="string" table:style-name="ce1">
                <text:p>Cedrictchopha@ya</text:p>
              </table:table-cell>
              <table:table-cell office:value-type="float" office:value="237655474448" table:style-name="ce2">
                <text:p>237655474448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CJWPwe5tGj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5474448</text:p>
            </table:table-cell>
            <table:table-cell table:number-columns-repeated="2" table:style-name="ce1"/>
            <table:table-cell office:value-type="float" office:value="10" table:formula="of:=SUBTOTAL(3;[.F125:.F134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eiuFNYI86h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NXxC7QGnDA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MsSxbcppgh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mFYE8QK9Fi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V3y1xP5eGa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PLmijB0mYl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843UFbkSeY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N25WuCMbvE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RpduRJ3xsa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mha Christine Elvira</text:p>
              </table:table-cell>
              <table:table-cell office:value-type="string" table:style-name="ce1">
                <text:p>elviramomha433@gmail.com</text:p>
              </table:table-cell>
              <table:table-cell office:value-type="float" office:value="237656636885" table:style-name="ce2">
                <text:p>23765663688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R1dZvlL0Ky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6636885</text:p>
            </table:table-cell>
            <table:table-cell table:number-columns-repeated="2" table:style-name="ce1"/>
            <table:table-cell office:value-type="float" office:value="10" table:formula="of:=SUBTOTAL(3;[.F136:.F145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DKTumwEyUL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NgIo3j316u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p64jE8rLoP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IXR2du6q9R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gAkANkq1wf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OW67gu3vil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Gvhu5NsiuJ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rwB19pzwlc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H4uVEGlfmU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uma njoh Marguerite</text:p>
              </table:table-cell>
              <table:table-cell office:value-type="string" table:style-name="ce1">
                <text:p>ngoumembango@gmail.com</text:p>
              </table:table-cell>
              <table:table-cell office:value-type="float" office:value="237656671980" table:style-name="ce2">
                <text:p>23765667198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jbUo6hJ7fX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6671980</text:p>
            </table:table-cell>
            <table:table-cell table:number-columns-repeated="2" table:style-name="ce1"/>
            <table:table-cell office:value-type="float" office:value="10" table:formula="of:=SUBTOTAL(3;[.F147:.F156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L7XDUssmul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qo4YFdrwbN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b9TGTURrvV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CqbCqyclLg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nP3Sl9h5X7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rpjNXCMk7O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c11oF7w5ta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UoSlnP1Lre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UT00oNKKbx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PON ARIALLE LUDIVINE<text:s/></text:p>
              </table:table-cell>
              <table:table-cell office:value-type="string" table:style-name="ce1">
                <text:p>ludivinearialle@gmail.com</text:p>
              </table:table-cell>
              <table:table-cell office:value-type="float" office:value="237657182561" table:style-name="ce2">
                <text:p>237657182561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RM8u0GwJEO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7182561</text:p>
            </table:table-cell>
            <table:table-cell table:number-columns-repeated="2" table:style-name="ce1"/>
            <table:table-cell office:value-type="float" office:value="10" table:formula="of:=SUBTOTAL(3;[.F158:.F167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c6sv1zHcGB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r3YkWKWeDN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6h3pbXeLyq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2ODAaSMP2R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ILkE9pIgCw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VmzsstQVa5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jr9c5peg2l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Cuq7ZFAkLx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T5babAKQTP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ngome lepanye Martine<text:s/></text:p>
              </table:table-cell>
              <table:table-cell office:value-type="string" table:style-name="ce1">
                <text:p>princessengome@gmail.com<text:s/></text:p>
              </table:table-cell>
              <table:table-cell office:value-type="float" office:value="237657617700" table:style-name="ce2">
                <text:p>23765761770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M1wk6n1H6U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7617700</text:p>
            </table:table-cell>
            <table:table-cell table:number-columns-repeated="2" table:style-name="ce1"/>
            <table:table-cell office:value-type="float" office:value="10" table:formula="of:=SUBTOTAL(3;[.F169:.F178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hk7Q9ltu7j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oG9Lm5gIoe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Rm2VTqcRHa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VBbg4ikrjt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gb35o3UACY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knCotP8qOy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o0Csx09pTN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l1xSufEom2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DrLZUjdyd1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oknou tchuimeyo</text:p>
              </table:table-cell>
              <table:table-cell office:value-type="string" table:style-name="ce1">
                <text:p>piressoknou23@gmail.com</text:p>
              </table:table-cell>
              <table:table-cell office:value-type="float" office:value="237658175878" table:style-name="ce2">
                <text:p>237658175878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wcJuCsPJCx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8175878</text:p>
            </table:table-cell>
            <table:table-cell table:number-columns-repeated="2" table:style-name="ce1"/>
            <table:table-cell office:value-type="float" office:value="10" table:formula="of:=SUBTOTAL(3;[.F180:.F189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EuTPC2l2ST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Dd5DBG1EB5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k2wbDqkMvy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QXCOwnJsvR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vMu7mrgWfF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OfliBxiw6a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J2TtD8PaxI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PciWHOQPED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2P7BY4wt9k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OYO SIMO Salomon LoÔc<text:s/></text:p>
              </table:table-cell>
              <table:table-cell office:value-type="string" table:style-name="ce1">
                <text:p>loicmoyo55@gmail.com</text:p>
              </table:table-cell>
              <table:table-cell office:value-type="float" office:value="237658253401" table:style-name="ce2">
                <text:p>237658253401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sHgnaVz0lb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8253401</text:p>
            </table:table-cell>
            <table:table-cell table:number-columns-repeated="2" table:style-name="ce1"/>
            <table:table-cell office:value-type="float" office:value="10" table:formula="of:=SUBTOTAL(3;[.F191:.F200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Ojt6zsY073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1VOW63ZbtV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BJmgLU8vfM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YOxGFszjJq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cDav8pO0Og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ltOC39uSio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YCFV95p5u2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QQlcOSXmCk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9Y1vLeWw5Z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AN TANG<text:s/></text:p>
              </table:table-cell>
              <table:table-cell office:value-type="string" table:style-name="ce1">
                <text:p>desormaistondelphino@gmail.com</text:p>
              </table:table-cell>
              <table:table-cell office:value-type="float" office:value="237659320219" table:style-name="ce2">
                <text:p>237659320219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r5sEp61dUJ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59320219</text:p>
            </table:table-cell>
            <table:table-cell table:number-columns-repeated="2" table:style-name="ce1"/>
            <table:table-cell office:value-type="float" office:value="10" table:formula="of:=SUBTOTAL(3;[.F202:.F211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eWHDuOwGUu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h6Ck6F7dCf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DBMevnmzEC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6F9vRS53gh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AKm99cvV3Q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yjXcvXzBhF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EFprbv5ov8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uxLfQKcJbC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NMMhruh4mP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Impot Liberatoire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60000032" table:style-name="ce2">
                <text:p>23766000003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eYFDjSeCcL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0000032</text:p>
            </table:table-cell>
            <table:table-cell table:number-columns-repeated="2" table:style-name="ce1"/>
            <table:table-cell office:value-type="float" office:value="10" table:formula="of:=SUBTOTAL(3;[.F213:.F222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Xvz27h5rTx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bRNABdb5un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kcr2o9z8EN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2jgGR6bhmO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aJddN88OAc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yE8VayoSPa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wxH8CLGQm3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zQDbF6SpYn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CUXdhKqyX8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PINGA LENGOUET ULRICH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111244" table:style-name="ce2">
                <text:p>237660111244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FmScgbZr52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0111244</text:p>
            </table:table-cell>
            <table:table-cell table:number-columns-repeated="2" table:style-name="ce1"/>
            <table:table-cell office:value-type="float" office:value="10" table:formula="of:=SUBTOTAL(3;[.F224:.F233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yC89GKQWS9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PuzAR7E7wq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yVftJqCTy9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WemMWgwYC3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Ee6zLx6YUe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LTrYssqVTU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SopJFV4K3B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cScaHutdSa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Y8fdXPWhqT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1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161" table:style-name="ce2">
                <text:p>237660366161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StoRSOVtWw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0366161</text:p>
            </table:table-cell>
            <table:table-cell table:number-columns-repeated="2" table:style-name="ce1"/>
            <table:table-cell office:value-type="float" office:value="10" table:formula="of:=SUBTOTAL(3;[.F235:.F244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vyXk23vjxe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0O1xhB6WsT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EOsNVVgrtT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AJo3LTnLdY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3bOuvJP2UB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BKucHVFgfz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mWFyweQXvp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34w84Dotmn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R5Wbsb7wOv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2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262" table:style-name="ce2">
                <text:p>23766036626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amwacZ8MHd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0366262</text:p>
            </table:table-cell>
            <table:table-cell table:number-columns-repeated="2" table:style-name="ce1"/>
            <table:table-cell office:value-type="float" office:value="10" table:formula="of:=SUBTOTAL(3;[.F246:.F255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LgeqZhW5kT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5paBHmaZZE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AqogTwqAzU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vbWmSmcawv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BY8ER7aOrA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LhyD68CFHk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ff7ssWySSV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YyeVWtbg4r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FkgvAn7Xqf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3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363" table:style-name="ce2">
                <text:p>23766036636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AXzKwctYzc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0366363</text:p>
            </table:table-cell>
            <table:table-cell table:number-columns-repeated="2" table:style-name="ce1"/>
            <table:table-cell office:value-type="float" office:value="10" table:formula="of:=SUBTOTAL(3;[.F257:.F266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G6p6aTrRmN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anRjRvm6bB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oWuxRncrrf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eTSO3Go9tu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UUUED3AvFG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CFZwqswBhO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Y5ZWZtpou5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Wwj66jbj7e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G8G9GQWK2E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565" table:style-name="ce2">
                <text:p>23766036656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acgSAkA5pZ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0366565</text:p>
            </table:table-cell>
            <table:table-cell table:number-columns-repeated="2" table:style-name="ce1"/>
            <table:table-cell office:value-type="float" office:value="10" table:formula="of:=SUBTOTAL(3;[.F268:.F277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FJBmgYb9SM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RrRhxWnfu9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FeYJN3QgNf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8rx5OuNf63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GFcwZKpwj9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qyJyjtGKwB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xxtpT7r4Ft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fxQJZap38C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AyNhpBsZpd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Zone 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0366666" table:style-name="ce2">
                <text:p>237660366666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yZcvhUWBSt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0366666</text:p>
            </table:table-cell>
            <table:table-cell table:number-columns-repeated="2" table:style-name="ce1"/>
            <table:table-cell office:value-type="float" office:value="10" table:formula="of:=SUBTOTAL(3;[.F279:.F288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PSLE3CSnev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oyPKIqv6Yw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59GfPR8LsT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JO92rebjBH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NutNyM8eJS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K6Bc3grxbx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K9q2czmqEk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FohMHRksDK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L6jHHLoUkO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 OBIANG FABRIC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276305" table:style-name="ce2">
                <text:p>23766227630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9oOMQkH6fY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2276305</text:p>
            </table:table-cell>
            <table:table-cell table:number-columns-repeated="2" table:style-name="ce1"/>
            <table:table-cell office:value-type="float" office:value="10" table:formula="of:=SUBTOTAL(3;[.F290:.F299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9CEQoX2swt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MY1k959N4q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8JTDX9Bd58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SWo83LwxxQ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jHCLPUSROK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qj7hw5NXWO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vXKpaYJkjT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x5C5Bmygq6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NhxEdh7FzO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INGA MOUKETOU CHRIST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2848569" table:style-name="ce2">
                <text:p>237662848569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UTUt3oYrjL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2848569</text:p>
            </table:table-cell>
            <table:table-cell table:number-columns-repeated="2" table:style-name="ce1"/>
            <table:table-cell office:value-type="float" office:value="10" table:formula="of:=SUBTOTAL(3;[.F301:.F310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WjK6YEv4ae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2sGYE2spAZ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kmDg9cZfTx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3E45tg5b8o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Po9EPy3Fbn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DQCUFzExkf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f6x8OUkyEB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m6MMpSo7Nh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X6Auh2eUsM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KAO ZONGRAN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66416765" table:style-name="ce2">
                <text:p>23766641676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9qFuAUG8cT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66416765</text:p>
            </table:table-cell>
            <table:table-cell table:number-columns-repeated="2" table:style-name="ce1"/>
            <table:table-cell office:value-type="float" office:value="10" table:formula="of:=SUBTOTAL(3;[.F312:.F321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du3kJLZaGp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5fnGZl1ovv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CGguXJkGL6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9SSbfSadZD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tBrtPqzHEb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4Ok0d1RBpI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LWYfBhxfUY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auo6SEcy6J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oTSCybEk6s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me eteme chantale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70276179" table:style-name="ce2">
                <text:p>237670276179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jltGgb1OIf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0276179</text:p>
            </table:table-cell>
            <table:table-cell table:number-columns-repeated="2" table:style-name="ce1"/>
            <table:table-cell office:value-type="float" office:value="10" table:formula="of:=SUBTOTAL(3;[.F323:.F332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115266" table:style-name="ce2">
                <text:p>237671115266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fvgv5XxW1m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115266" table:style-name="ce2">
                <text:p>237671115266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hjDDWdbxsh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1115266</text:p>
            </table:table-cell>
            <table:table-cell table:number-columns-repeated="2" table:style-name="ce1"/>
            <table:table-cell office:value-type="float" office:value="2" table:formula="of:=SUBTOTAL(3;[.F334:.F335])" table:style-name="ce1">
              <text:p>2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132573" table:style-name="ce2">
                <text:p>23767113257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67kKHxkbSD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132573" table:style-name="ce2">
                <text:p>23767113257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sAojNfdfYA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1132573</text:p>
            </table:table-cell>
            <table:table-cell table:number-columns-repeated="2" table:style-name="ce1"/>
            <table:table-cell office:value-type="float" office:value="2" table:formula="of:=SUBTOTAL(3;[.F337:.F338])" table:style-name="ce1">
              <text:p>2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269330" table:style-name="ce2">
                <text:p>23767126933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bJhrdlgCns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269330" table:style-name="ce2">
                <text:p>23767126933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2TmjAqYGN8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1269330</text:p>
            </table:table-cell>
            <table:table-cell table:number-columns-repeated="2" table:style-name="ce1"/>
            <table:table-cell office:value-type="float" office:value="2" table:formula="of:=SUBTOTAL(3;[.F340:.F341])" table:style-name="ce1">
              <text:p>2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306419" table:style-name="ce2">
                <text:p>237671306419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vYamPN6nDV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306419" table:style-name="ce2">
                <text:p>237671306419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xx84oDzjGj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306419" table:style-name="ce2">
                <text:p>237671306419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KQra2zOX6j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1306419" table:style-name="ce2">
                <text:p>237671306419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wWBHGVN6X2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1306419</text:p>
            </table:table-cell>
            <table:table-cell table:number-columns-repeated="2" table:style-name="ce1"/>
            <table:table-cell office:value-type="float" office:value="4" table:formula="of:=SUBTOTAL(3;[.F343:.F346])" table:style-name="ce1">
              <text:p>4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IDfKZE7HCU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yYlWLVrJqs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XEJpYuRLZm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Ph38AixRRc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yqsubF678p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xMYlVS8UYH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aez6eCHAny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gtmpspJa0X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dOfUqK0r7x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assi Fandja</text:p>
              </table:table-cell>
              <table:table-cell office:value-type="string" table:style-name="ce1">
                <text:p>pamelayassi82@gmail.com</text:p>
              </table:table-cell>
              <table:table-cell office:value-type="float" office:value="237671710563" table:style-name="ce2">
                <text:p>23767171056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EXAxCfxOWW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1710563</text:p>
            </table:table-cell>
            <table:table-cell table:number-columns-repeated="2" table:style-name="ce1"/>
            <table:table-cell office:value-type="float" office:value="10" table:formula="of:=SUBTOTAL(3;[.F348:.F357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H1mZGGZuDc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TyT0xA8uhC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ujz3nReTNO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0bKHjgcGOh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x72DN4VzMk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SdPz3VqI5T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4s9QtlOcLy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ynsUZ959sD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nARsiHUIGq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anga ÈbËne JoÎl Brice<text:s/></text:p>
              </table:table-cell>
              <table:table-cell office:value-type="string" table:style-name="ce1">
                <text:p>Joelbriceebene@gmail.com</text:p>
              </table:table-cell>
              <table:table-cell office:value-type="float" office:value="237671814394" table:style-name="ce2">
                <text:p>237671814394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1fFWM65duP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1814394</text:p>
            </table:table-cell>
            <table:table-cell table:number-columns-repeated="2" table:style-name="ce1"/>
            <table:table-cell office:value-type="float" office:value="10" table:formula="of:=SUBTOTAL(3;[.F359:.F368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034228" table:style-name="ce2">
                <text:p>237672034228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rHi8WvgNbL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034228" table:style-name="ce2">
                <text:p>237672034228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bcLqdTfCBz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2034228</text:p>
            </table:table-cell>
            <table:table-cell table:number-columns-repeated="2" table:style-name="ce1"/>
            <table:table-cell office:value-type="float" office:value="2" table:formula="of:=SUBTOTAL(3;[.F370:.F371])" table:style-name="ce1">
              <text:p>2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114572" table:style-name="ce2">
                <text:p>23767211457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dpAxHotjO5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2114572</text:p>
            </table:table-cell>
            <table:table-cell table:number-columns-repeated="2" table:style-name="ce1"/>
            <table:table-cell office:value-type="float" office:value="1" table:formula="of:=SUBTOTAL(3;[.F373:.F373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615452" table:style-name="ce2">
                <text:p>23767261545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xfFTuMAfec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615452" table:style-name="ce2">
                <text:p>23767261545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eHSnJQCRPV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615452" table:style-name="ce2">
                <text:p>23767261545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7E8U5tqnQQ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615452" table:style-name="ce2">
                <text:p>23767261545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Oavkqo2kNX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2615452</text:p>
            </table:table-cell>
            <table:table-cell table:number-columns-repeated="2" table:style-name="ce1"/>
            <table:table-cell office:value-type="float" office:value="4" table:formula="of:=SUBTOTAL(3;[.F375:.F378])" table:style-name="ce1">
              <text:p>4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717375" table:style-name="ce2">
                <text:p>23767271737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3d5BakBaV5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717375" table:style-name="ce2">
                <text:p>23767271737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OQx8uZrt8k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2717375</text:p>
            </table:table-cell>
            <table:table-cell table:number-columns-repeated="2" table:style-name="ce1"/>
            <table:table-cell office:value-type="float" office:value="2" table:formula="of:=SUBTOTAL(3;[.F380:.F381])" table:style-name="ce1">
              <text:p>2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718162" table:style-name="ce2">
                <text:p>23767271816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Dyyk68KmKa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718162" table:style-name="ce2">
                <text:p>23767271816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rYsEByxt9r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2718162</text:p>
            </table:table-cell>
            <table:table-cell table:number-columns-repeated="2" table:style-name="ce1"/>
            <table:table-cell office:value-type="float" office:value="2" table:formula="of:=SUBTOTAL(3;[.F383:.F384])" table:style-name="ce1">
              <text:p>2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828676" table:style-name="ce2">
                <text:p>237672828676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UYbBjDX7LY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2828676</text:p>
            </table:table-cell>
            <table:table-cell table:number-columns-repeated="2" table:style-name="ce1"/>
            <table:table-cell office:value-type="float" office:value="1" table:formula="of:=SUBTOTAL(3;[.F386:.F386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902360" table:style-name="ce2">
                <text:p>23767290236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Q5QCDuZ9bZ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2902360</text:p>
            </table:table-cell>
            <table:table-cell table:number-columns-repeated="2" table:style-name="ce1"/>
            <table:table-cell office:value-type="float" office:value="1" table:formula="of:=SUBTOTAL(3;[.F388:.F388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904346" table:style-name="ce2">
                <text:p>237672904346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8C3p9NU7Z5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904346" table:style-name="ce2">
                <text:p>237672904346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TU2Fd8WGkP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904346" table:style-name="ce2">
                <text:p>237672904346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9afUdWQTMQ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904346" table:style-name="ce2">
                <text:p>237672904346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KTebrKBCX3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2904346</text:p>
            </table:table-cell>
            <table:table-cell table:number-columns-repeated="2" table:style-name="ce1"/>
            <table:table-cell office:value-type="float" office:value="4" table:formula="of:=SUBTOTAL(3;[.F390:.F393])" table:style-name="ce1">
              <text:p>4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2907259" table:style-name="ce2">
                <text:p>237672907259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GQUpVzzzCE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2907259</text:p>
            </table:table-cell>
            <table:table-cell table:number-columns-repeated="2" table:style-name="ce1"/>
            <table:table-cell office:value-type="float" office:value="1" table:formula="of:=SUBTOTAL(3;[.F395:.F395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3192387" table:style-name="ce2">
                <text:p>237673192387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q4rB4c82pw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3192387</text:p>
            </table:table-cell>
            <table:table-cell table:number-columns-repeated="2" table:style-name="ce1"/>
            <table:table-cell office:value-type="float" office:value="1" table:formula="of:=SUBTOTAL(3;[.F397:.F397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3234695" table:style-name="ce2">
                <text:p>23767323469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H3ZTooNXAQ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3234695</text:p>
            </table:table-cell>
            <table:table-cell table:number-columns-repeated="2" table:style-name="ce1"/>
            <table:table-cell office:value-type="float" office:value="1" table:formula="of:=SUBTOTAL(3;[.F399:.F399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3326261" table:style-name="ce2">
                <text:p>237673326261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UR4gWpMCQa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3326261</text:p>
            </table:table-cell>
            <table:table-cell table:number-columns-repeated="2" table:style-name="ce1"/>
            <table:table-cell office:value-type="float" office:value="1" table:formula="of:=SUBTOTAL(3;[.F401:.F401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3523617" table:style-name="ce2">
                <text:p>237673523617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jRqYyWfaoA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3523617</text:p>
            </table:table-cell>
            <table:table-cell table:number-columns-repeated="2" table:style-name="ce1"/>
            <table:table-cell office:value-type="float" office:value="1" table:formula="of:=SUBTOTAL(3;[.F403:.F403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3534556" table:style-name="ce2">
                <text:p>237673534556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E4oiL2XLmk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3534556" table:style-name="ce2">
                <text:p>237673534556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nyLhMFW5Ax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3534556</text:p>
            </table:table-cell>
            <table:table-cell table:number-columns-repeated="2" table:style-name="ce1"/>
            <table:table-cell office:value-type="float" office:value="2" table:formula="of:=SUBTOTAL(3;[.F405:.F406])" table:style-name="ce1">
              <text:p>2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3629670" table:style-name="ce2">
                <text:p>23767362967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pXCnjUoaHT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3629670</text:p>
            </table:table-cell>
            <table:table-cell table:number-columns-repeated="2" table:style-name="ce1"/>
            <table:table-cell office:value-type="float" office:value="1" table:formula="of:=SUBTOTAL(3;[.F408:.F408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3881255" table:style-name="ce2">
                <text:p>23767388125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wUUogMOJS2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3881255</text:p>
            </table:table-cell>
            <table:table-cell table:number-columns-repeated="2" table:style-name="ce1"/>
            <table:table-cell office:value-type="float" office:value="1" table:formula="of:=SUBTOTAL(3;[.F410:.F410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3985762" table:style-name="ce2">
                <text:p>23767398576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vcF8Tjygeb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3985762</text:p>
            </table:table-cell>
            <table:table-cell table:number-columns-repeated="2" table:style-name="ce1"/>
            <table:table-cell office:value-type="float" office:value="1" table:formula="of:=SUBTOTAL(3;[.F412:.F412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HBMbnXDjKG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3dAawmMQDa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ufD4m55r4j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sb9OR9B9ad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jvyhOUpoZT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wyxZEMeu92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uOjfGf9ZfJ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rLH7nHd2JM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XzNDppeSoT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YI FRANCK JUNIOR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47872" table:style-name="ce2">
                <text:p>23767414787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F7USJt2rSb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147872</text:p>
            </table:table-cell>
            <table:table-cell table:number-columns-repeated="2" table:style-name="ce1"/>
            <table:table-cell office:value-type="float" office:value="10" table:formula="of:=SUBTOTAL(3;[.F414:.F423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7TkkQMjAWj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TT0Rcnswb4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5j4WJOhaEr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NjBqhA7oqm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dU66CdkgT7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6ukxbGGg3t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hJd5pJvgVT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g94GOHL8Qy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cDPCHFO9O8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OUCKA LENGOUMBI OMER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51258" table:style-name="ce2">
                <text:p>237674151258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7uFFCGPUHW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151258</text:p>
            </table:table-cell>
            <table:table-cell table:number-columns-repeated="2" table:style-name="ce1"/>
            <table:table-cell office:value-type="float" office:value="10" table:formula="of:=SUBTOTAL(3;[.F425:.F434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s8KuaGxvMx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iHMup1cLOY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w8kCW6shNM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2fCPEwM2ME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gT6QP9Ax5H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2qDXakP6p6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98Pe32Xgfm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xff6xPTuBf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kUHkeJMs8m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WORET MARIE LOUIS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165746" table:style-name="ce2">
                <text:p>237674165746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4R8Lac2VnJ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165746</text:p>
            </table:table-cell>
            <table:table-cell table:number-columns-repeated="2" table:style-name="ce1"/>
            <table:table-cell office:value-type="float" office:value="10" table:formula="of:=SUBTOTAL(3;[.F436:.F445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Xii9mMGe8M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PYGaGrOYCD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x45afGy8YM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0k5loSOYzY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Zm1ubHXIV4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LFG0EJXSTX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kw5UAkXXVi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kwT8fGjd8J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6rrmUsMXuf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egoum Djomo<text:s/></text:p>
              </table:table-cell>
              <table:table-cell office:value-type="string" table:style-name="ce1">
                <text:p>kegoumiressedior@gmail.com</text:p>
              </table:table-cell>
              <table:table-cell office:value-type="float" office:value="237674321162" table:style-name="ce2">
                <text:p>23767432116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TPKa2gIxZd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321162</text:p>
            </table:table-cell>
            <table:table-cell table:number-columns-repeated="2" table:style-name="ce1"/>
            <table:table-cell office:value-type="float" office:value="10" table:formula="of:=SUBTOTAL(3;[.F447:.F456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501652" table:style-name="ce2">
                <text:p>23767450165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ZZwAbdrZ4z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501652" table:style-name="ce2">
                <text:p>23767450165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ate86X6Jnf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501652" table:style-name="ce2">
                <text:p>23767450165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a2FAm9SjUf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501652" table:style-name="ce2">
                <text:p>23767450165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AZNxWSqJaV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501652</text:p>
            </table:table-cell>
            <table:table-cell table:number-columns-repeated="2" table:style-name="ce1"/>
            <table:table-cell office:value-type="float" office:value="4" table:formula="of:=SUBTOTAL(3;[.F458:.F461])" table:style-name="ce1">
              <text:p>4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587358" table:style-name="ce2">
                <text:p>237674587358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r5fCB5OETx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587358</text:p>
            </table:table-cell>
            <table:table-cell table:number-columns-repeated="2" table:style-name="ce1"/>
            <table:table-cell office:value-type="float" office:value="1" table:formula="of:=SUBTOTAL(3;[.F463:.F463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Qbam9ZO72M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TGhQRavF7G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omkLrHBe6E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oRH6TQH6oh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HOyT5u6WkJ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nqeXcc2eDX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x3XMBc9muY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NL5KTukrvV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G5t4jjYjQn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RAIVO HORLAN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02740" table:style-name="ce2">
                <text:p>23767460274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eKMtMtY73p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602740</text:p>
            </table:table-cell>
            <table:table-cell table:number-columns-repeated="2" table:style-name="ce1"/>
            <table:table-cell office:value-type="float" office:value="10" table:formula="of:=SUBTOTAL(3;[.F465:.F474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BfnQStMR3b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9xyBN1FcTl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3Z8PcuY9Q7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KnTjGXh63g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A62pNMctYW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KE2fZ5n72f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qrnrEFTxWq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7zcMdfyz3L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uHrubMyQK5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HEOU 2 FERDINAND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636933" table:style-name="ce2">
                <text:p>23767463693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KyFSDXUCWt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636933</text:p>
            </table:table-cell>
            <table:table-cell table:number-columns-repeated="2" table:style-name="ce1"/>
            <table:table-cell office:value-type="float" office:value="10" table:formula="of:=SUBTOTAL(3;[.F476:.F485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wdNmfBbGhA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z9ZaSK1cZA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caSvDvDqQc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AbLAQxgELx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w48NaTTf5r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RTXLjaVMjU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yepP48gCy6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mjNfn5nHrK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aqL5bd5XDL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TA ILEVA GEORGES<text:s/>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797625" table:style-name="ce2">
                <text:p>23767479762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bKACDj3tfw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797625</text:p>
            </table:table-cell>
            <table:table-cell table:number-columns-repeated="2" table:style-name="ce1"/>
            <table:table-cell office:value-type="float" office:value="10" table:formula="of:=SUBTOTAL(3;[.F487:.F496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23387" table:style-name="ce2">
                <text:p>237674823387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5SgE8sFbQZ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823387</text:p>
            </table:table-cell>
            <table:table-cell table:number-columns-repeated="2" table:style-name="ce1"/>
            <table:table-cell office:value-type="float" office:value="1" table:formula="of:=SUBTOTAL(3;[.F498:.F498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DetxfkzdSO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Wpv2W7P0RI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Uz4MgVKCzQ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FJZUjCYWLf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euB2pvSE5U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RKCR89qwUH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H4gnuyCUAc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Y572YUZz9a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mjZMHGZ6Fh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UMBA GRACE PAULI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832803" table:style-name="ce2">
                <text:p>23767483280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d2H37ZJJdB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832803</text:p>
            </table:table-cell>
            <table:table-cell table:number-columns-repeated="2" table:style-name="ce1"/>
            <table:table-cell office:value-type="float" office:value="10" table:formula="of:=SUBTOTAL(3;[.F500:.F509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969703" table:style-name="ce2">
                <text:p>23767496970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Y7Qm3sGmPT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969703" table:style-name="ce2">
                <text:p>23767496970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jXQvX329S2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969703" table:style-name="ce2">
                <text:p>23767496970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KdVHHZhZQV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4969703" table:style-name="ce2">
                <text:p>23767496970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WmXjOYk6Sm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4969703</text:p>
            </table:table-cell>
            <table:table-cell table:number-columns-repeated="2" table:style-name="ce1"/>
            <table:table-cell office:value-type="float" office:value="4" table:formula="of:=SUBTOTAL(3;[.F511:.F514])" table:style-name="ce1">
              <text:p>4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7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5000732" table:style-name="ce2">
                <text:p>23767500073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avgPRKpCrh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5000732</text:p>
            </table:table-cell>
            <table:table-cell table:number-columns-repeated="2" table:style-name="ce1"/>
            <table:table-cell office:value-type="float" office:value="1" table:formula="of:=SUBTOTAL(3;[.F516:.F516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5216402" table:style-name="ce2">
                <text:p>23767521640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82VNFKeOmp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5216402</text:p>
            </table:table-cell>
            <table:table-cell table:number-columns-repeated="2" table:style-name="ce1"/>
            <table:table-cell office:value-type="float" office:value="1" table:formula="of:=SUBTOTAL(3;[.F518:.F518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5591283" table:style-name="ce2">
                <text:p>23767559128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VVTQCfCJ5c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5591283</text:p>
            </table:table-cell>
            <table:table-cell table:number-columns-repeated="2" table:style-name="ce1"/>
            <table:table-cell office:value-type="float" office:value="1" table:formula="of:=SUBTOTAL(3;[.F520:.F520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UKY0Z4ghBs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JvXBH8IVg3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JRUDZUn2TF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vset7AsVOb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f29E4M1CXl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R6I1Jg2OkL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BJL185OrzI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w2vvUstIvi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eneITHVLsw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ikoume arsene<text:s/></text:p>
              </table:table-cell>
              <table:table-cell office:value-type="string" table:style-name="ce1">
                <text:p>arsenedikoume@gmail.com</text:p>
              </table:table-cell>
              <table:table-cell office:value-type="float" office:value="237675973771" table:style-name="ce2">
                <text:p>237675973771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m6Ek5CnUgn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5973771</text:p>
            </table:table-cell>
            <table:table-cell table:number-columns-repeated="2" table:style-name="ce1"/>
            <table:table-cell office:value-type="float" office:value="10" table:formula="of:=SUBTOTAL(3;[.F522:.F531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8JDKCxs0Q6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rOybxQEGMw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5rLQbC2xwY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e7cPpiOpbv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3Chs0b3bXA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SzCbKQDmY7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SK6zz9ENBx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pbU2JdHKaT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ooVbOiPkAn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ody …tale RÈgine<text:s/></text:p>
              </table:table-cell>
              <table:table-cell office:value-type="string" table:style-name="ce1">
                <text:p>kristymbody@gmail.com</text:p>
              </table:table-cell>
              <table:table-cell office:value-type="float" office:value="237676105705" table:style-name="ce2">
                <text:p>23767610570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nBJGlhKQNb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6105705</text:p>
            </table:table-cell>
            <table:table-cell table:number-columns-repeated="2" table:style-name="ce1"/>
            <table:table-cell office:value-type="float" office:value="10" table:formula="of:=SUBTOTAL(3;[.F533:.F542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6171142" table:style-name="ce2">
                <text:p>23767617114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WrVwOBhnh4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6171142</text:p>
            </table:table-cell>
            <table:table-cell table:number-columns-repeated="2" table:style-name="ce1"/>
            <table:table-cell office:value-type="float" office:value="1" table:formula="of:=SUBTOTAL(3;[.F544:.F544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6498309" table:style-name="ce2">
                <text:p>237676498309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GqnQnE55kz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6498309</text:p>
            </table:table-cell>
            <table:table-cell table:number-columns-repeated="2" table:style-name="ce1"/>
            <table:table-cell office:value-type="float" office:value="1" table:formula="of:=SUBTOTAL(3;[.F546:.F546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34796" table:style-name="ce2">
                <text:p>237677134796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FdzccaDjFg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34796" table:style-name="ce2">
                <text:p>237677134796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8KdAW8VcBD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34796" table:style-name="ce2">
                <text:p>237677134796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GsYzGS4Xjm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34796" table:style-name="ce2">
                <text:p>237677134796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xxoU6zdHjL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7134796</text:p>
            </table:table-cell>
            <table:table-cell table:number-columns-repeated="2" table:style-name="ce1"/>
            <table:table-cell office:value-type="float" office:value="4" table:formula="of:=SUBTOTAL(3;[.F548:.F551])" table:style-name="ce1">
              <text:p>4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B5JCCFSxWA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Ui03li4CjV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LxbDtZMzrz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kFOEbaDcPn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7PnYN8pMJN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ZT5fDuGPUJ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wQzNdHvsPL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jgv6oucsZG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VsrU3nkger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SSALA EUGEN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173103" table:style-name="ce2">
                <text:p>23767717310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3f5UhekumU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7173103</text:p>
            </table:table-cell>
            <table:table-cell table:number-columns-repeated="2" table:style-name="ce1"/>
            <table:table-cell office:value-type="float" office:value="10" table:formula="of:=SUBTOTAL(3;[.F553:.F562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Vb8yG9W4pL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PY5ygtPKEK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vRnjpvWXrB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tD8jBTSVZ7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oAHepZL6fK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GL3JpjdwEG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oyxVN2pvFf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FpcWCRQDJ9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T3r46Zy8KX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GOUMBA ARDOJA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319925" table:style-name="ce2">
                <text:p>23767731992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ao9CUFNSfw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7319925</text:p>
            </table:table-cell>
            <table:table-cell table:number-columns-repeated="2" table:style-name="ce1"/>
            <table:table-cell office:value-type="float" office:value="10" table:formula="of:=SUBTOTAL(3;[.F564:.F573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463266" table:style-name="ce2">
                <text:p>237677463266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ceBVOtD3Sc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463266" table:style-name="ce2">
                <text:p>237677463266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kSNKUUMLQ3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463266" table:style-name="ce2">
                <text:p>237677463266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wnbmtg2u3s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463266" table:style-name="ce2">
                <text:p>237677463266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4BhB33GfFY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7463266</text:p>
            </table:table-cell>
            <table:table-cell table:number-columns-repeated="2" table:style-name="ce1"/>
            <table:table-cell office:value-type="float" office:value="4" table:formula="of:=SUBTOTAL(3;[.F575:.F578])" table:style-name="ce1">
              <text:p>4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hQweOODSaf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6IgXkuRGvA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5LdEvtuObt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4OVdNmUCGD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AuUYTHttY6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OCrmquAu5d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egpoVXByjb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PQoCEXnq7G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Gca7cmNrqn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YOSSA NGAMBOU RANE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01333" table:style-name="ce2">
                <text:p>23767750133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NvTnNVJOP6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7501333</text:p>
            </table:table-cell>
            <table:table-cell table:number-columns-repeated="2" table:style-name="ce1"/>
            <table:table-cell office:value-type="float" office:value="10" table:formula="of:=SUBTOTAL(3;[.F580:.F589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gA67umH2o5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aoFz5VVrap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M6V6mgKopZ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AWSgaADxkh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F3RkrYp33B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9zrbpqYY4Z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4xThZRYrgw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tmWevgfgKf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R5Ggucy4Cd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Agent Interne iLink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38267" table:style-name="ce2">
                <text:p>237677538267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mQMVmtGvPU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7538267</text:p>
            </table:table-cell>
            <table:table-cell table:number-columns-repeated="2" table:style-name="ce1"/>
            <table:table-cell office:value-type="float" office:value="10" table:formula="of:=SUBTOTAL(3;[.F591:.F600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tGQWgC8ueJ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qMjDYP15sL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TgjpuEoUY5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zAV5cBcSCG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JhB5GyYj5J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gtd853bteN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xnpcBjME4p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OCLJLQrvxX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5euxBr2WYY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BOMO MARINA GISEL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571662" table:style-name="ce2">
                <text:p>23767757166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fLYdEO6CJ6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7571662</text:p>
            </table:table-cell>
            <table:table-cell table:number-columns-repeated="2" table:style-name="ce1"/>
            <table:table-cell office:value-type="float" office:value="10" table:formula="of:=SUBTOTAL(3;[.F602:.F611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yLEUHe23dZ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QQ33aZiEKK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uZqYzRTFPV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WOELurM4MV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RrL9kjEess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DdCU4FkTeN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nFAtwt3fkk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dmY3EdS4Fn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hEbLR9w5qA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OBIANG BEKALE PIERR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696111" table:style-name="ce2">
                <text:p>237677696111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3GhA4XOSgT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7696111</text:p>
            </table:table-cell>
            <table:table-cell table:number-columns-repeated="2" table:style-name="ce1"/>
            <table:table-cell office:value-type="float" office:value="10" table:formula="of:=SUBTOTAL(3;[.F613:.F622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mTM7x9nhzB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f5LTFg6G9T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OxSNHnwkzj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RXh9Jt5oc7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KfzNKGPm9J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FTa3LR2YjK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7zACjumoZY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9jEAbeAfy5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RSAShLjEDf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ILEMBA CHOLOT URSULE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7994266" table:style-name="ce2">
                <text:p>237677994266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OjGRcEGDSv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7994266</text:p>
            </table:table-cell>
            <table:table-cell table:number-columns-repeated="2" table:style-name="ce1"/>
            <table:table-cell office:value-type="float" office:value="10" table:formula="of:=SUBTOTAL(3;[.F624:.F633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8069379" table:style-name="ce2">
                <text:p>237678069379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7DMmHUes9F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8069379</text:p>
            </table:table-cell>
            <table:table-cell table:number-columns-repeated="2" table:style-name="ce1"/>
            <table:table-cell office:value-type="float" office:value="1" table:formula="of:=SUBTOTAL(3;[.F635:.F635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8548988" table:style-name="ce2">
                <text:p>237678548988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56mGaDtOT8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8548988</text:p>
            </table:table-cell>
            <table:table-cell table:number-columns-repeated="2" table:style-name="ce1"/>
            <table:table-cell office:value-type="float" office:value="1" table:formula="of:=SUBTOTAL(3;[.F637:.F637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8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8552580" table:style-name="ce2">
                <text:p>23767855258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7kETVXxLpp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8552580</text:p>
            </table:table-cell>
            <table:table-cell table:number-columns-repeated="2" table:style-name="ce1"/>
            <table:table-cell office:value-type="float" office:value="1" table:formula="of:=SUBTOTAL(3;[.F639:.F639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8631837" table:style-name="ce2">
                <text:p>237678631837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9dAWAnxJA9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8631837</text:p>
            </table:table-cell>
            <table:table-cell table:number-columns-repeated="2" table:style-name="ce1"/>
            <table:table-cell office:value-type="float" office:value="1" table:formula="of:=SUBTOTAL(3;[.F641:.F641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30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8736839" table:style-name="ce2">
                <text:p>237678736839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TgsTFFUwDO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8736839</text:p>
            </table:table-cell>
            <table:table-cell table:number-columns-repeated="2" table:style-name="ce1"/>
            <table:table-cell office:value-type="float" office:value="1" table:formula="of:=SUBTOTAL(3;[.F643:.F643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5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8863412" table:style-name="ce2">
                <text:p>23767886341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CGmqjTruAw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8863412</text:p>
            </table:table-cell>
            <table:table-cell table:number-columns-repeated="2" table:style-name="ce1"/>
            <table:table-cell office:value-type="float" office:value="1" table:formula="of:=SUBTOTAL(3;[.F645:.F645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zuNllPsiu2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N0kmkldSYD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Jz3EBKNSvD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BpJx85ARrm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fF4HZyngw5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L1Z7UYm5Nx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34nB6wnCbD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rQDfc6yOL1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pmeRke9R75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ATSA NTONE ANDERSON<text:s/></text:p>
              </table:table-cell>
              <table:table-cell office:value-type="string" table:style-name="ce1">
                <text:p>Andersonntone@gmail.com</text:p>
              </table:table-cell>
              <table:table-cell office:value-type="float" office:value="237678955162" table:style-name="ce2">
                <text:p>23767895516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TuCQB7cpEn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8955162</text:p>
            </table:table-cell>
            <table:table-cell table:number-columns-repeated="2" table:style-name="ce1"/>
            <table:table-cell office:value-type="float" office:value="10" table:formula="of:=SUBTOTAL(3;[.F647:.F656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6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9255975" table:style-name="ce2">
                <text:p>23767925597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PyQrg5abBM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9255975</text:p>
            </table:table-cell>
            <table:table-cell table:number-columns-repeated="2" table:style-name="ce1"/>
            <table:table-cell office:value-type="float" office:value="1" table:formula="of:=SUBTOTAL(3;[.F658:.F658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4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9456305" table:style-name="ce2">
                <text:p>23767945630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wG88bY6QGw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9456305</text:p>
            </table:table-cell>
            <table:table-cell table:number-columns-repeated="2" table:style-name="ce1"/>
            <table:table-cell office:value-type="float" office:value="1" table:formula="of:=SUBTOTAL(3;[.F660:.F660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29</text:p>
              </table:table-cell>
              <table:table-cell office:value-type="string" table:style-name="ce1">
                <text:p>regisseurdouala@ilink-app.com</text:p>
              </table:table-cell>
              <table:table-cell office:value-type="float" office:value="237679498679" table:style-name="ce2">
                <text:p>237679498679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GrS7q3cvCW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79498679</text:p>
            </table:table-cell>
            <table:table-cell table:number-columns-repeated="2" table:style-name="ce1"/>
            <table:table-cell office:value-type="float" office:value="1" table:formula="of:=SUBTOTAL(3;[.F662:.F662])" table:style-name="ce1">
              <text:p>1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5VdzSYPCwQ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K1RufdWKRt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nFBdEUSLNF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vNUJHyjgDr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baGTPczeF6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59C72TS2nF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GHYR7wVLsL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k5W8ZMQcKP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UbAkDoo4My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ovic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1" table:style-name="ce2">
                <text:p>237690089951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m3xFf4Mync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089951</text:p>
            </table:table-cell>
            <table:table-cell table:number-columns-repeated="2" table:style-name="ce1"/>
            <table:table-cell office:value-type="float" office:value="10" table:formula="of:=SUBTOTAL(3;[.F664:.F673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yoonXTLcCx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bELXRe3yJz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yw53MVB8CT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S3NMRgUJ6Y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AH54GHOSB4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nDXEfAyRZu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rcWghdbbrz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R5dZkmWwt3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bVLOn9CFqV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djef</text:p>
              </table:table-cell>
              <table:table-cell office:value-type="string" table:style-name="ce1">
                <text:p>nmelataguia@ilink-app.com</text:p>
              </table:table-cell>
              <table:table-cell office:value-type="float" office:value="237690089952" table:style-name="ce2">
                <text:p>23769008995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PBjeFQj5yx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089952</text:p>
            </table:table-cell>
            <table:table-cell table:number-columns-repeated="2" table:style-name="ce1"/>
            <table:table-cell office:value-type="float" office:value="10" table:formula="of:=SUBTOTAL(3;[.F675:.F684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dknCh87ZFj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6fablCkQOi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ZOU6Yv9GSy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sTVljOI2eI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ompi8RzYdi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VIa3hk6Gm5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FqA311233x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vigWd5oZ3v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RmWgTWVcXY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gomba mbonjo Florent Bryan<text:s/></text:p>
              </table:table-cell>
              <table:table-cell office:value-type="string" table:style-name="ce1">
                <text:p>Ngombambonjo@gmail.com</text:p>
              </table:table-cell>
              <table:table-cell office:value-type="float" office:value="237690441801" table:style-name="ce2">
                <text:p>237690441801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i54PTUaY2O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441801</text:p>
            </table:table-cell>
            <table:table-cell table:number-columns-repeated="2" table:style-name="ce1"/>
            <table:table-cell office:value-type="float" office:value="10" table:formula="of:=SUBTOTAL(3;[.F686:.F695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1HKj6fYWou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Klsb9U0oXc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PnbUwDwztQ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R0dM7lR17n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rQJb7esGwJ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IpfVQKzaV6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6p2aX2bHK0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E3QT8OaqR9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fCD7TVWCu6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Bella amougou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0507783" table:style-name="ce2">
                <text:p>23769050778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XjMgwTWftN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507783</text:p>
            </table:table-cell>
            <table:table-cell table:number-columns-repeated="2" table:style-name="ce1"/>
            <table:table-cell office:value-type="float" office:value="10" table:formula="of:=SUBTOTAL(3;[.F697:.F706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VDFrRsTBGS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DX8TmSDmQg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3MzwYNmcVV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s59FJqcUfJ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vBtcM3q55U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zf77Kgj8X5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mCcZDORDVk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aAyb6FMfYw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SBCLrrXJWt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environnement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60" table:style-name="ce2">
                <text:p>23769066226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9gs52dMZem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662260</text:p>
            </table:table-cell>
            <table:table-cell table:number-columns-repeated="2" table:style-name="ce1"/>
            <table:table-cell office:value-type="float" office:value="10" table:formula="of:=SUBTOTAL(3;[.F708:.F717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vXKx3RBjjM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NMvYhWH7ZL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oodSybRSQb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RYTZNAaQxs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4JqkpfudO2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mQUj3WJg9m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oJOaGLaVHO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RonJcp6BuC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7FJ7perDyp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Zele Brice</text:p>
              </table:table-cell>
              <table:table-cell office:value-type="string" table:style-name="ce1">
                <text:p>bricezele1@gmail.com</text:p>
              </table:table-cell>
              <table:table-cell office:value-type="float" office:value="237690662280" table:style-name="ce2">
                <text:p>23769066228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d7pj8JbwEO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662280</text:p>
            </table:table-cell>
            <table:table-cell table:number-columns-repeated="2" table:style-name="ce1"/>
            <table:table-cell office:value-type="float" office:value="10" table:formula="of:=SUBTOTAL(3;[.F719:.F728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4NVpADpj7f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IeOsi3ivPv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HcCTJskmEm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sbPwBSfXAh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XkLh8ZTkjV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vcCxMovv5Z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UxX8OC4Vgy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qrs26VUJNW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aqbGXXTFz3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Hotel Meridien</text:p>
              </table:table-cell>
              <table:table-cell office:value-type="string" table:style-name="ce1">
                <text:p>bzele@ilink-app.com</text:p>
              </table:table-cell>
              <table:table-cell office:value-type="float" office:value="237690662290" table:style-name="ce2">
                <text:p>23769066229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o4AncUwePa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662290</text:p>
            </table:table-cell>
            <table:table-cell table:number-columns-repeated="2" table:style-name="ce1"/>
            <table:table-cell office:value-type="float" office:value="10" table:formula="of:=SUBTOTAL(3;[.F730:.F739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Rwe4ra9bAa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Yjh8ybhUJY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VzyYjEjrTa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S6wGvTU7yA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vftunRop8J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3J6ynmxSCq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opVnA2vmxB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sJwetnF65w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Drd8VczPmd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jery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0" table:style-name="ce2">
                <text:p>23769071663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cTPHqyRQeS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716630</text:p>
            </table:table-cell>
            <table:table-cell table:number-columns-repeated="2" table:style-name="ce1"/>
            <table:table-cell office:value-type="float" office:value="10" table:formula="of:=SUBTOTAL(3;[.F741:.F750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oxxP7sXxHV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utjqHpsEKh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xLBZcmkGtD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gRDFG8fwZt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APeJyGtnck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GkRJODfTTe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O2UqhNMAV8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b3qadcsbgY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FsFTUdHLMp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viseur Douala Test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32" table:style-name="ce2">
                <text:p>23769071663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EorJaeknCR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716632</text:p>
            </table:table-cell>
            <table:table-cell table:number-columns-repeated="2" table:style-name="ce1"/>
            <table:table-cell office:value-type="float" office:value="10" table:formula="of:=SUBTOTAL(3;[.F752:.F761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hFfFOJR6jK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HxCF9BtjfR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LRhxfHV6He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My9MYnbTAk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RvryhLQDcn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MwAuHD7jUl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5MAUBmJtAm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nvAA2NqJvF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v1L0t6I7UF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uper</text:p>
              </table:table-cell>
              <table:table-cell office:value-type="string" table:style-name="ce1">
                <text:p>ddietchi@ilink-app.com</text:p>
              </table:table-cell>
              <table:table-cell office:value-type="float" office:value="237690716642" table:style-name="ce2">
                <text:p>237690716642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ZUVwHHXFui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0716642</text:p>
            </table:table-cell>
            <table:table-cell table:number-columns-repeated="2" table:style-name="ce1"/>
            <table:table-cell office:value-type="float" office:value="10" table:formula="of:=SUBTOTAL(3;[.F763:.F772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VZjmeORO61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uVVdmU5S37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JhdpPn5zPk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MQ660mXVwQ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ScVpn5rRXd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UM48AtFCEg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rdRj6neh0L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0b8ytmSvN1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TZ5TyENyVc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Kody<text:s/></text:p>
              </table:table-cell>
              <table:table-cell office:value-type="string" table:style-name="ce1">
                <text:p>Emmanuelkody02@gmail.com</text:p>
              </table:table-cell>
              <table:table-cell office:value-type="float" office:value="237691715419" table:style-name="ce2">
                <text:p>237691715419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H621naLN9L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1715419</text:p>
            </table:table-cell>
            <table:table-cell table:number-columns-repeated="2" table:style-name="ce1"/>
            <table:table-cell office:value-type="float" office:value="10" table:formula="of:=SUBTOTAL(3;[.F774:.F783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TDrDV1rNB4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tl8KKy9LLZ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s4uTRXQpfK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7WG9NcMwvd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SpQoOJPvsh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TpO2An2Hl1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8RPkv68yn1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HlTurSWIJQ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FHa5rMWsvA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WOS LIKENG SOUOP ERIC-ALEXANDRE PAVEL</text:p>
              </table:table-cell>
              <table:table-cell office:value-type="string" table:style-name="ce1">
                <text:p>likengalex1@gmail.com</text:p>
              </table:table-cell>
              <table:table-cell office:value-type="float" office:value="237693567434" table:style-name="ce2">
                <text:p>237693567434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ELnlN5gSby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3567434</text:p>
            </table:table-cell>
            <table:table-cell table:number-columns-repeated="2" table:style-name="ce1"/>
            <table:table-cell office:value-type="float" office:value="10" table:formula="of:=SUBTOTAL(3;[.F785:.F794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yY9YCgYWPL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TxPY7hkeZW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AjV6gYHXTR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2mzickd6Nh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0m5yJUkUvP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ljw1ToJ4iO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B794uyswBe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meS4jTrFTz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cHbgDNIAKf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DJOCK Lydie GaÎlle<text:s/></text:p>
              </table:table-cell>
              <table:table-cell office:value-type="string" table:style-name="ce1">
                <text:p>gaellendjock31@gmail.com</text:p>
              </table:table-cell>
              <table:table-cell office:value-type="float" office:value="237693926460" table:style-name="ce2">
                <text:p>23769392646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dhbZY6BS24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3926460</text:p>
            </table:table-cell>
            <table:table-cell table:number-columns-repeated="2" table:style-name="ce1"/>
            <table:table-cell office:value-type="float" office:value="10" table:formula="of:=SUBTOTAL(3;[.F796:.F805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CNx9UgRMAo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8EUtqzupSs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oJxpYqXOmY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LulEyzzbQW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hGUHZQVvqr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YHTcdZtodm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ctaKAm8dDx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fZKmgqDZsU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N4ucDWucbv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ELIMBI<text:s/></text:p>
              </table:table-cell>
              <table:table-cell office:value-type="string" table:style-name="ce1">
                <text:p>martineelimbi399@gmail.com</text:p>
              </table:table-cell>
              <table:table-cell office:value-type="float" office:value="237694342605" table:style-name="ce2">
                <text:p>23769434260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RFUpa3BLQN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4342605</text:p>
            </table:table-cell>
            <table:table-cell table:number-columns-repeated="2" table:style-name="ce1"/>
            <table:table-cell office:value-type="float" office:value="10" table:formula="of:=SUBTOTAL(3;[.F807:.F816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pAdWTVQyKL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Bljet4fzhd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meoU5wLhVC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ZGGsZuskmq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73yKONaFWy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uY8W6jteOp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KuEGQATJzO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fv7Nnlgq7Y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p9KZm3QVrU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 Matip Stella</text:p>
              </table:table-cell>
              <table:table-cell office:value-type="string" table:style-name="ce1">
                <text:p>stellanjel@gmail.com</text:p>
              </table:table-cell>
              <table:table-cell office:value-type="float" office:value="237694734177" table:style-name="ce2">
                <text:p>237694734177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yNi7ZY7R8Q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4734177</text:p>
            </table:table-cell>
            <table:table-cell table:number-columns-repeated="2" table:style-name="ce1"/>
            <table:table-cell office:value-type="float" office:value="10" table:formula="of:=SUBTOTAL(3;[.F818:.F827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XHkDUXXeEL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xsG7oZv8Jd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VBh6m8tHm9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G3d5UDmLWV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1K4KzTMkJV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nGhtVR7lYP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uyVCRRT9eE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hKdXEpTc2Y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6oed3MzcqR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jel</text:p>
              </table:table-cell>
              <table:table-cell office:value-type="string" table:style-name="ce1">
                <text:p>francoiseolivenjel@gmail.com</text:p>
              </table:table-cell>
              <table:table-cell office:value-type="float" office:value="237694874364" table:style-name="ce2">
                <text:p>237694874364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qXThwwOz2a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4874364</text:p>
            </table:table-cell>
            <table:table-cell table:number-columns-repeated="2" table:style-name="ce1"/>
            <table:table-cell office:value-type="float" office:value="10" table:formula="of:=SUBTOTAL(3;[.F829:.F838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bYFwKrBvIp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mCF5ZvYukC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b6APD8vhLj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nCDUcTYlWS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tkr5RgjzV6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jwKwpHDJHK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USn12jdARu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z1jZ3vrtTs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JJwkGm4sDG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NyossÈ Yonsi Modeste</text:p>
              </table:table-cell>
              <table:table-cell office:value-type="string" table:style-name="ce1">
                <text:p>nyosseyonsimodeste@gmail.com</text:p>
              </table:table-cell>
              <table:table-cell office:value-type="float" office:value="237695963705" table:style-name="ce2">
                <text:p>23769596370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M5Ltx6Bhp7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5963705</text:p>
            </table:table-cell>
            <table:table-cell table:number-columns-repeated="2" table:style-name="ce1"/>
            <table:table-cell office:value-type="float" office:value="10" table:formula="of:=SUBTOTAL(3;[.F840:.F849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b1ZfeknfCm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rQMxQvgrs2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84nRxbew4o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KS51ziw0qG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xXxanjaoi4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CzQvR95xpW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TCOhiTZ7X1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pbLXPnkGIv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S8aFFwImtZ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bena …dith reine<text:s/></text:p>
              </table:table-cell>
              <table:table-cell office:value-type="string" table:style-name="ce1">
                <text:p>natachapetra27@gmail.com</text:p>
              </table:table-cell>
              <table:table-cell office:value-type="float" office:value="237696563584" table:style-name="ce2">
                <text:p>237696563584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6sXPrxAbUF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6563584</text:p>
            </table:table-cell>
            <table:table-cell table:number-columns-repeated="2" table:style-name="ce1"/>
            <table:table-cell office:value-type="float" office:value="10" table:formula="of:=SUBTOTAL(3;[.F851:.F860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pUx5znolLt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HKrqbDUVCv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P9ALxO4T6f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mt94gujvs6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XaxPkHgCWg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DRelhFXgdR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XHDdd3YuVE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6TrhX59kmf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S36iM4DeMj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Seumou ngamou durand</text:p>
              </table:table-cell>
              <table:table-cell office:value-type="string" table:style-name="ce1">
                <text:p>Durandseumongamo@gmail.com</text:p>
              </table:table-cell>
              <table:table-cell office:value-type="float" office:value="237697935147" table:style-name="ce2">
                <text:p>237697935147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GdW4BCFyTQ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7935147</text:p>
            </table:table-cell>
            <table:table-cell table:number-columns-repeated="2" table:style-name="ce1"/>
            <table:table-cell office:value-type="float" office:value="10" table:formula="of:=SUBTOTAL(3;[.F862:.F871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Y0LcsShcH7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QKuzefsdnM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zfZcCryGRo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RH0imcMD4J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qJcmt4hh47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CzOf5MRIRY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UVfzKKf1s2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SRq1LFfcJ0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fASHJAosF9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Touko Nemadeu Idriss Cabrel</text:p>
              </table:table-cell>
              <table:table-cell office:value-type="string" table:style-name="ce1">
                <text:p>Nemadeuidriss15@gmail.com</text:p>
              </table:table-cell>
              <table:table-cell office:value-type="float" office:value="237699159886" table:style-name="ce2">
                <text:p>237699159886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RQ82pSFoBP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9159886</text:p>
            </table:table-cell>
            <table:table-cell table:number-columns-repeated="2" table:style-name="ce1"/>
            <table:table-cell office:value-type="float" office:value="10" table:formula="of:=SUBTOTAL(3;[.F873:.F882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rIA7r0oCvs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OGHuMlxK4K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6NewNYd6ks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tJmVsgwPdl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lElOhVD9C9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fMa2Ao8kLQ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mqP2QDvCJ1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sFwEvQZn8N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dFKeSoWLYU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Parfait<text:s/></text:p>
              </table:table-cell>
              <table:table-cell office:value-type="string" table:style-name="ce1">
                <text:p>Www.parfaitndoun14@gmail.com</text:p>
              </table:table-cell>
              <table:table-cell office:value-type="float" office:value="237699413249" table:style-name="ce2">
                <text:p>237699413249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OmZ0K8JpoD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9413249</text:p>
            </table:table-cell>
            <table:table-cell table:number-columns-repeated="2" table:style-name="ce1"/>
            <table:table-cell office:value-type="float" office:value="10" table:formula="of:=SUBTOTAL(3;[.F884:.F893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D8PH6JQtBA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oTvjoXXbTV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Sf3kYeRQB6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XT2XJJTGqh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UHJpvKbnbf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A9tXuzFqef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XkEfepZ6SM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mTbztVUOGJ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o8ZtxLdG9p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ANGA NSONGO Jacques<text:s/></text:p>
              </table:table-cell>
              <table:table-cell office:value-type="string" table:style-name="ce1">
                <text:p>Jmangansongo@ilink-app.com</text:p>
              </table:table-cell>
              <table:table-cell office:value-type="float" office:value="237699688600" table:style-name="ce2">
                <text:p>237699688600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LU7BSAuYEC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9688600</text:p>
            </table:table-cell>
            <table:table-cell table:number-columns-repeated="2" table:style-name="ce1"/>
            <table:table-cell office:value-type="float" office:value="10" table:formula="of:=SUBTOTAL(3;[.F895:.F904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KMFlQa6aOZ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I9WBnqlEdZ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C8c7pX2tNh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aSzN1L72bi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LpKYJ8JNxG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a7FkvFPkTH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3oqlrEGJ04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HBzpRe8gfb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dAWyZ7aSkt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Mfeyet nchintouo romario pakito</text:p>
              </table:table-cell>
              <table:table-cell office:value-type="string" table:style-name="ce1">
                <text:p>Mfeyetpakito14@gmail.com</text:p>
              </table:table-cell>
              <table:table-cell office:value-type="float" office:value="237699935323" table:style-name="ce2">
                <text:p>237699935323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H0XuZRnW7Z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9935323</text:p>
            </table:table-cell>
            <table:table-cell table:number-columns-repeated="2" table:style-name="ce1"/>
            <table:table-cell office:value-type="float" office:value="10" table:formula="of:=SUBTOTAL(3;[.F906:.F915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b3YcE6TKAl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GkHFpTBK7R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vM2iguctiF</text:p>
              </table:table-cell>
              <table:table-cell office:value-type="string" table:style-name="ce1">
                <text:p>Bt3EeL9PCB</text:p>
              </table:table-cell>
              <table:table-cell office:value-type="string" table:style-name="ce1">
                <text:p>HYGI»NE ET SALUBRIT…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YxHzSUcNwk</text:p>
              </table:table-cell>
              <table:table-cell office:value-type="string" table:style-name="ce1">
                <text:p>G2xIK28AN9</text:p>
              </table:table-cell>
              <table:table-cell office:value-type="string" table:style-name="ce1">
                <text:p>IMP‘T LIB…RATOIR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MUovZ3MpQ5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HsJ74JtRBi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6qamTYvwOq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trqz78zuPC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ioSOqvbF9W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i</text:p>
              </table:table-cell>
              <table:table-cell office:value-type="string" table:style-name="ce1">
                <text:p>essibenebenezer@gmail.com</text:p>
              </table:table-cell>
              <table:table-cell office:value-type="float" office:value="237699998574" table:style-name="ce2">
                <text:p>237699998574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qHHav5w3Lq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699998574</text:p>
            </table:table-cell>
            <table:table-cell table:number-columns-repeated="2" table:style-name="ce1"/>
            <table:table-cell office:value-type="float" office:value="10" table:formula="of:=SUBTOTAL(3;[.F917:.F926])" table:style-name="ce1">
              <text:p>10</text:p>
            </table:table-cell>
            <table:table-cell table:number-columns-repeated="16378" table:style-name="ce1"/>
          </table:table-row>
          <table:table-row-group>
            <table:table-row table:style-name="ro1">
              <table:table-cell office:value-type="string" table:style-name="ce1">
                <text:p>Idrissa Aboubacar</text:p>
              </table:table-cell>
              <table:table-cell office:value-type="string" table:style-name="ce1">
                <text:p>regisseurdouala3@ilink-app.com</text:p>
              </table:table-cell>
              <table:table-cell office:value-type="float" office:value="237920040765" table:style-name="ce2">
                <text:p>237920040765</text:p>
              </table:table-cell>
              <table:table-cell office:value-type="string" table:style-name="ce1">
                <text:p>dbCF6F7dCJ</text:p>
              </table:table-cell>
              <table:table-cell office:value-type="string" table:style-name="ce1">
                <text:p>Y6qhaTcAbG</text:p>
              </table:table-cell>
              <table:table-cell office:value-type="string" table:style-name="ce1">
                <text:p>ABATTOIR ET BETAIL<text:s/>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rissa Aboubacar</text:p>
              </table:table-cell>
              <table:table-cell office:value-type="string" table:style-name="ce1">
                <text:p>regisseurdouala3@ilink-app.com</text:p>
              </table:table-cell>
              <table:table-cell office:value-type="float" office:value="237920040765" table:style-name="ce2">
                <text:p>237920040765</text:p>
              </table:table-cell>
              <table:table-cell office:value-type="string" table:style-name="ce1">
                <text:p>Id6GjoKN6m</text:p>
              </table:table-cell>
              <table:table-cell office:value-type="string" table:style-name="ce1">
                <text:p>Vi1rasLv2X</text:p>
              </table:table-cell>
              <table:table-cell office:value-type="string" table:style-name="ce1">
                <text:p>FOURRIERE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rissa Aboubacar</text:p>
              </table:table-cell>
              <table:table-cell office:value-type="string" table:style-name="ce1">
                <text:p>regisseurdouala3@ilink-app.com</text:p>
              </table:table-cell>
              <table:table-cell office:value-type="float" office:value="237920040765" table:style-name="ce2">
                <text:p>237920040765</text:p>
              </table:table-cell>
              <table:table-cell office:value-type="string" table:style-name="ce1">
                <text:p>uLIKCrZNNV</text:p>
              </table:table-cell>
              <table:table-cell office:value-type="string" table:style-name="ce1">
                <text:p>vNBNDoumdG</text:p>
              </table:table-cell>
              <table:table-cell office:value-type="string" table:style-name="ce1">
                <text:p>MARCH…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rissa Aboubacar</text:p>
              </table:table-cell>
              <table:table-cell office:value-type="string" table:style-name="ce1">
                <text:p>regisseurdouala3@ilink-app.com</text:p>
              </table:table-cell>
              <table:table-cell office:value-type="float" office:value="237920040765" table:style-name="ce2">
                <text:p>237920040765</text:p>
              </table:table-cell>
              <table:table-cell office:value-type="string" table:style-name="ce1">
                <text:p>2W3gm6faSH</text:p>
              </table:table-cell>
              <table:table-cell office:value-type="string" table:style-name="ce1">
                <text:p>9o0smT26HF</text:p>
              </table:table-cell>
              <table:table-cell office:value-type="string" table:style-name="ce1">
                <text:p>OCCUPATION TEMPORAIRE DOMAINE PUBLIC - OTDP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rissa Aboubacar</text:p>
              </table:table-cell>
              <table:table-cell office:value-type="string" table:style-name="ce1">
                <text:p>regisseurdouala3@ilink-app.com</text:p>
              </table:table-cell>
              <table:table-cell office:value-type="float" office:value="237920040765" table:style-name="ce2">
                <text:p>237920040765</text:p>
              </table:table-cell>
              <table:table-cell office:value-type="string" table:style-name="ce1">
                <text:p>qUyBasILud</text:p>
              </table:table-cell>
              <table:table-cell office:value-type="string" table:style-name="ce1">
                <text:p>1F87qNaFa6</text:p>
              </table:table-cell>
              <table:table-cell office:value-type="string" table:style-name="ce1">
                <text:p>SPECTACLES HABITUELS ET OCCASIONNELS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rissa Aboubacar</text:p>
              </table:table-cell>
              <table:table-cell office:value-type="string" table:style-name="ce1">
                <text:p>regisseurdouala3@ilink-app.com</text:p>
              </table:table-cell>
              <table:table-cell office:value-type="float" office:value="237920040765" table:style-name="ce2">
                <text:p>237920040765</text:p>
              </table:table-cell>
              <table:table-cell office:value-type="string" table:style-name="ce1">
                <text:p>vdjhkx1MIj</text:p>
              </table:table-cell>
              <table:table-cell office:value-type="string" table:style-name="ce1">
                <text:p>sC2xAvEMge</text:p>
              </table:table-cell>
              <table:table-cell office:value-type="string" table:style-name="ce1">
                <text:p>STATIONNEMENT ET PARKING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rissa Aboubacar</text:p>
              </table:table-cell>
              <table:table-cell office:value-type="string" table:style-name="ce1">
                <text:p>regisseurdouala3@ilink-app.com</text:p>
              </table:table-cell>
              <table:table-cell office:value-type="float" office:value="237920040765" table:style-name="ce2">
                <text:p>237920040765</text:p>
              </table:table-cell>
              <table:table-cell office:value-type="string" table:style-name="ce1">
                <text:p>0iDfMYNMfz</text:p>
              </table:table-cell>
              <table:table-cell office:value-type="string" table:style-name="ce1">
                <text:p>YvXeuw4v2d</text:p>
              </table:table-cell>
              <table:table-cell office:value-type="string" table:style-name="ce1">
                <text:p>TRANSPORT MARITIME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  <table:table-row table:style-name="ro1">
              <table:table-cell office:value-type="string" table:style-name="ce1">
                <text:p>Idrissa Aboubacar</text:p>
              </table:table-cell>
              <table:table-cell office:value-type="string" table:style-name="ce1">
                <text:p>regisseurdouala3@ilink-app.com</text:p>
              </table:table-cell>
              <table:table-cell office:value-type="float" office:value="237920040765" table:style-name="ce2">
                <text:p>237920040765</text:p>
              </table:table-cell>
              <table:table-cell office:value-type="string" table:style-name="ce1">
                <text:p>9e1N0zclHQ</text:p>
              </table:table-cell>
              <table:table-cell office:value-type="string" table:style-name="ce1">
                <text:p>KS5C8QQd2s</text:p>
              </table:table-cell>
              <table:table-cell office:value-type="string" table:style-name="ce1">
                <text:p>TRANSPORT ROUTIER</text:p>
              </table:table-cell>
              <table:table-cell office:value-type="string" table:style-name="ce1">
                <text:p>super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5"/>
            </table:table-row>
          </table:table-row-group>
          <table:table-row table:style-name="ro1">
            <table:table-cell table:number-columns-repeated="2" table:style-name="ce1"/>
            <table:table-cell office:value-type="string" table:style-name="ce3">
              <text:p>Nombre 237920040765</text:p>
            </table:table-cell>
            <table:table-cell table:number-columns-repeated="2" table:style-name="ce1"/>
            <table:table-cell office:value-type="float" office:value="8" table:formula="of:=SUBTOTAL(3;[.F928:.F935])" table:style-name="ce1">
              <text:p>8</text:p>
            </table:table-cell>
            <table:table-cell table:number-columns-repeated="16378" table:style-name="ce1"/>
          </table:table-row>
          <table:table-row table:number-rows-repeated="2" table:style-name="ro1">
            <table:table-cell table:number-columns-repeated="2" table:style-name="ce1"/>
            <table:table-cell table:style-name="ce2"/>
            <table:table-cell table:number-columns-repeated="16381" table:style-name="ce1"/>
          </table:table-row>
          <table:table-row table:style-name="ro1">
            <table:table-cell table:number-columns-repeated="2" table:style-name="ce1"/>
            <table:table-cell office:value-type="string" table:style-name="ce3">
              <text:p>Nbval</text:p>
            </table:table-cell>
            <table:table-cell table:number-columns-repeated="2" table:style-name="ce1"/>
            <table:table-cell office:value-type="float" office:value="818" table:formula="of:=SUBTOTAL(3;[.F2:.F938])" table:style-name="ce1">
              <text:p>818</text:p>
            </table:table-cell>
            <table:table-cell table:number-columns-repeated="16378" table:style-name="ce1"/>
          </table:table-row>
        </table:table-row-group>
        <table:table-row table:number-rows-repeated="1047637" table:style-name="ro1">
          <table:table-cell table:number-columns-repeated="16384"/>
        </table:table-row>
      </table:table>
      <table:database-ranges>
        <table:database-range table:target-range-address="super_infos.A1:super_infos.I937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4921259845in" fo:margin-bottom="0.492125984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5in" fo:margin-left="0.787401575in" fo:margin-right="0.787401575in" fo:margin-bottom="0in"/>
      </style:header-style>
      <style:footer-style>
        <style:header-footer-properties fo:min-height="0.4921259845in" fo:margin-left="0.787401575in" fo:margin-right="0.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1</meta:generator>
    <meta:initial-creator>novic melataguia</meta:initial-creator>
    <dc:creator>novic melataguia</dc:creator>
    <meta:creation-date>2024-09-09T13:49:01Z</meta:creation-date>
    <dc:date>2024-09-10T10:57:15Z</dc:date>
  </office:meta>
</office:document-meta>
</file>